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Manuais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CodePro</text:p>
          </table:table-cell>
          <table:table-cell office:value-type="string" calcext:value-type="string">
            <text:p>Manuais+Evo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01Ma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2MaxM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MaxM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4MaxMi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Ordenaca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Fibonacc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7Fibonacc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8MaxMi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9Ordenaca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AvaliaMultMatriz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1ListArra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2Lis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3Pilha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4Pilh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5Fil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Fil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Ordenaca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8FPHeapMax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FPHeapMin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Tabel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ArvoreBinari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2TabelaHas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3TabelaHash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4Graf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5Grafo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6Grafo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7Gra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BuscaEmLargu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Graf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L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1CasamentoExato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32CasamentoAproximad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22:10:20.314280749</dc:date>
    <meta:editing-duration>PT2M7S</meta:editing-duration>
    <meta:editing-cycles>2</meta:editing-cycles>
    <meta:generator>LibreOffice/5.1.4.2$Linux_X86_64 LibreOffice_project/10m0$Build-2</meta:generator>
    <meta:document-statistic meta:table-count="1" meta:cell-count="198" meta:object-count="0"/>
  </office:meta>
</office:document-meta>
</file>